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-system" svg:font-family="apple-system, system-ui, BlinkMacSystemFont, 'Segoe UI', Helvetica, Arial, sans-serif, 'Apple Color Emoji', 'Segoe UI Emoji', 'Segoe UI Symbol'"/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left="0cm" fo:margin-right="0cm" fo:margin-top="0.494cm" fo:margin-bottom="0.494cm" style:contextual-spacing="false" fo:text-align="justify" style:justify-single-word="false" fo:text-indent="1.249cm" style:auto-text-indent="false"/>
      <style:text-properties officeooo:paragraph-rsid="001bd5ba"/>
    </style:style>
    <style:style style:name="P2" style:family="paragraph" style:parent-style-name="Normal_20__28_Web_29_">
      <style:paragraph-properties fo:margin-left="0cm" fo:margin-right="0cm" fo:margin-top="0.494cm" fo:margin-bottom="0.494cm" style:contextual-spacing="false" fo:text-align="justify" style:justify-single-word="false" fo:text-indent="1.249cm" style:auto-text-indent="false"/>
      <style:text-properties fo:font-weight="normal" officeooo:paragraph-rsid="001bd5ba" style:font-weight-asian="normal" style:font-weight-complex="normal"/>
    </style:style>
    <style:style style:name="P3" style:family="paragraph" style:parent-style-name="Normal_20__28_Web_29_">
      <style:paragraph-properties fo:margin-left="0cm" fo:margin-right="0cm" fo:margin-top="0.494cm" fo:margin-bottom="0.494cm" style:contextual-spacing="false" fo:text-align="justify" style:justify-single-word="false" fo:text-indent="1.249cm" style:auto-text-indent="false"/>
      <style:text-properties fo:font-weight="normal" officeooo:paragraph-rsid="001db2c3" style:font-weight-asian="normal" style:font-weight-complex="normal"/>
    </style:style>
    <style:style style:name="P4" style:family="paragraph" style:parent-style-name="Normal_20__28_Web_29_">
      <style:paragraph-properties fo:margin-left="0cm" fo:margin-right="0cm" fo:margin-top="0.494cm" fo:margin-bottom="0.494cm" style:contextual-spacing="false" fo:text-align="justify" style:justify-single-word="false" fo:text-indent="1.249cm" style:auto-text-indent="false"/>
      <style:text-properties fo:font-weight="normal" officeooo:paragraph-rsid="002061f4" style:font-weight-asian="normal" style:font-weight-complex="normal"/>
    </style:style>
    <style:style style:name="P5" style:family="paragraph" style:parent-style-name="Normal_20__28_Web_29_">
      <style:paragraph-properties fo:margin-top="0.494cm" fo:margin-bottom="0.494cm" style:contextual-spacing="false" fo:text-align="justify" style:justify-single-word="false"/>
      <style:text-properties officeooo:paragraph-rsid="001bd5ba"/>
    </style:style>
    <style:style style:name="P6" style:family="paragraph" style:parent-style-name="Normal_20__28_Web_29_">
      <style:paragraph-properties fo:margin-top="0.494cm" fo:margin-bottom="0.494cm" style:contextual-spacing="false" fo:text-align="justify" style:justify-single-word="false"/>
      <style:text-properties style:font-name="Times New Roman1" fo:language="ru" fo:country="RU" fo:font-weight="bold" officeooo:rsid="001b109e" officeooo:paragraph-rsid="001bd5ba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1" fo:language="ru" fo:country="RU" officeooo:rsid="001b109e" officeooo:paragraph-rsid="001b109e"/>
    </style:style>
    <style:style style:name="P8" style:family="paragraph" style:parent-style-name="Standard">
      <style:paragraph-properties fo:text-align="start" style:justify-single-word="false"/>
      <style:text-properties style:font-name="Times New Roman1" fo:language="ru" fo:country="RU" fo:font-weight="bold" officeooo:rsid="001b109e" officeooo:paragraph-rsid="001b109e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1" fo:language="ru" fo:country="RU" fo:font-weight="bold" officeooo:rsid="001b109e" officeooo:paragraph-rsid="001b109e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bold" officeooo:rsid="001b109e" officeooo:paragraph-rsid="001b109e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1bd5ba"/>
    </style:style>
    <style:style style:name="T1" style:family="text">
      <style:text-properties fo:font-variant="normal" fo:text-transform="none" fo:color="#3a3a3a" loext:opacity="100%" fo:letter-spacing="normal" fo:font-style="normal" fo:font-weight="normal"/>
    </style:style>
    <style:style style:name="T2" style:family="text">
      <style:text-properties style:font-name="Times New Roman1" fo:font-size="14pt" fo:language="ru" fo:country="RU" fo:font-weight="bold" officeooo:rsid="001bd5ba" style:font-size-asian="14pt" style:font-weight-asian="bold" style:font-size-complex="14pt" style:font-weight-complex="bold"/>
    </style:style>
    <style:style style:name="T3" style:family="text">
      <style:text-properties style:font-name="Times New Roman1" fo:font-size="14pt" fo:language="en" fo:country="US" fo:font-weight="bold" officeooo:rsid="001bd5ba" style:font-size-asian="14pt" style:font-weight-asian="bold" style:font-size-complex="14pt" style:font-weight-complex="bold"/>
    </style:style>
    <style:style style:name="T4" style:family="text">
      <style:text-properties fo:color="#000000" loext:opacity="100%" fo:font-size="14pt" style:font-size-asian="14pt" style:font-size-complex="14pt"/>
    </style:style>
    <style:style style:name="T5" style:family="text">
      <style:text-properties fo:color="#000000" loext:opacity="100%" fo:font-size="14pt" officeooo:rsid="00019fc2" style:font-size-asian="14pt" style:font-size-complex="14pt"/>
    </style:style>
    <style:style style:name="T6" style:family="text">
      <style:text-properties fo:color="#000000" loext:opacity="100%" fo:font-size="14pt" officeooo:rsid="001bd5ba" style:font-size-asian="14pt" style:font-size-complex="14pt"/>
    </style:style>
    <style:style style:name="T7" style:family="text">
      <style:text-properties fo:color="#000000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color="#000000" loext:opacity="100%" fo:font-size="14pt" fo:font-style="italic" style:font-size-asian="14pt" style:font-style-asian="italic" style:font-size-complex="14pt" style:font-style-complex="italic"/>
    </style:style>
    <style:style style:name="T9" style:family="text">
      <style:text-properties fo:color="#000000" loext:opacity="100%" style:font-name="Times New Roman1" fo:font-size="14pt" fo:language="ru" fo:country="RU" fo:font-weight="bold" officeooo:rsid="001bd5ba" style:font-size-asian="14pt" style:font-weight-asian="bold" style:font-size-complex="14pt" style:font-weight-complex="bold"/>
    </style:style>
    <style:style style:name="T10" style:family="text">
      <style:text-properties fo:color="#000000" loext:opacity="100%" style:font-name="Times New Roman1" fo:font-size="14pt" fo:language="ru" fo:country="RU" fo:font-style="italic" fo:font-weight="bold" officeooo:rsid="001bd5ba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fo:color="#000000" loext:opacity="100%" style:font-name="Times New Roman1" fo:font-size="14pt" fo:language="ru" fo:country="RU" officeooo:rsid="001bd5ba" style:font-size-asian="14pt" style:font-size-complex="14pt"/>
    </style:style>
    <style:style style:name="T12" style:family="text">
      <style:text-properties fo:color="#000000" loext:opacity="100%" style:font-name="Times New Roman1" fo:font-size="14pt" fo:language="ru" fo:country="RU" officeooo:rsid="001db2c3" style:font-size-asian="14pt" style:font-size-complex="14pt"/>
    </style:style>
    <style:style style:name="T13" style:family="text">
      <style:text-properties fo:color="#000000" loext:opacity="100%" style:font-name="Times New Roman1" fo:font-size="14pt" fo:language="ru" fo:country="RU" officeooo:rsid="001f525d" style:font-size-asian="14pt" style:font-size-complex="14pt"/>
    </style:style>
    <style:style style:name="T14" style:family="text">
      <style:text-properties fo:color="#000000" loext:opacity="100%" style:font-name="Times New Roman1" fo:font-size="14pt" fo:language="ru" fo:country="RU" officeooo:rsid="002061f4" style:font-size-asian="14pt" style:font-size-complex="14pt"/>
    </style:style>
    <style:style style:name="T15" style:family="text">
      <style:text-properties fo:color="#000000" loext:opacity="100%" style:font-name="Times New Roman1" fo:font-size="14pt" fo:language="ru" fo:country="RU" officeooo:rsid="0020ddad" style:font-size-asian="14pt" style:font-size-complex="14pt"/>
    </style:style>
    <style:style style:name="T16" style:family="text">
      <style:text-properties fo:color="#000000" loext:opacity="100%" style:font-name="Times New Roman1" fo:font-size="14pt" fo:language="ru" fo:country="RU" officeooo:rsid="002267af" style:font-size-asian="14pt" style:font-size-complex="14pt"/>
    </style:style>
    <style:style style:name="T17" style:family="text">
      <style:text-properties fo:color="#000000" loext:opacity="100%" style:font-name="Times New Roman1" fo:font-size="14pt" fo:language="en" fo:country="US" fo:font-style="italic" fo:font-weight="bold" officeooo:rsid="001bd5ba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fo:color="#000000" loext:opacity="100%" style:font-name="Times New Roman1" fo:font-size="14pt" fo:language="en" fo:country="US" fo:font-weight="bold" officeooo:rsid="001bd5ba" style:font-size-asian="14pt" style:font-weight-asian="bold" style:font-size-complex="14pt" style:font-weight-complex="bold"/>
    </style:style>
    <style:style style:name="T19" style:family="text">
      <style:text-properties fo:color="#000000" loext:opacity="100%" style:font-name="Times New Roman1" fo:font-size="14pt" fo:language="en" fo:country="US" officeooo:rsid="001bd5ba" style:font-size-asian="14pt" style:font-size-complex="14pt"/>
    </style:style>
    <style:style style:name="T20" style:family="text">
      <style:text-properties fo:color="#000000" loext:opacity="100%" style:font-name="Times New Roman1" fo:font-size="14pt" fo:language="en" fo:country="US" officeooo:rsid="00019fc2" style:font-size-asian="14pt" style:font-size-complex="14pt"/>
    </style:style>
    <style:style style:name="T21" style:family="text">
      <style:text-properties fo:color="#ff0000" loext:opacity="100%" fo:font-size="14pt" fo:language="en" fo:country="US" style:font-size-asian="14pt" style:font-size-complex="14pt"/>
    </style:style>
    <style:style style:name="T22" style:family="text">
      <style:text-properties fo:color="#ff0000" loext:opacity="100%" fo:font-size="14pt" style:font-size-asian="14pt" style:font-size-complex="14pt"/>
    </style:style>
    <style:style style:name="T23" style:family="text">
      <style:text-properties officeooo:rsid="00247d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Пономарев Егор Игоревич. <text:span text:style-name="T23">ИСТ-831</text:span></text:p>
      <text:p text:style-name="P7"/>
      <text:p text:style-name="P7"/>
      <text:p text:style-name="P7"/>
      <text:p text:style-name="P6"><text:span text:style-name="T8">Задание </text:span><text:span text:style-name="T4">1. Употребите данные ниже существительные в форме единственного числа. Приведите возможные варианты, если <text:s/>они <text:s/>есть. При <text:s/>выполнении <text:s/>заданий <text:s/>целесообразно <text:s/>пользоваться <text:s/>порталом <text:s/></text:span><text:span text:style-name="T21">GRAMOTA</text:span><text:span text:style-name="T22">.</text:span><text:span text:style-name="T21">RU</text:span><text:span text:style-name="T4">. При <text:s/>работе <text:s/>со <text:s/>словарной <text:s/>статьей <text:s/>обращайте <text:s/>внимание <text:s/>на <text:s/>то, что словарь может дать <text:s/>вначале <text:s/>форму <text:s/>родительного <text:s/>падежа <text:s/>и <text:s/>лишь <text:s/>потом – форму <text:s/>множественного <text:s/>числа.</text:span></text:p>
      <text:p text:style-name="P8"/>
      <text:p text:style-name="P10"><text:span text:style-name="T1">Абрикосы - абрикос, ботинки - ботинок, валенки - валенок, вольеры - вольер, георгины - георгин, жирафы - жираф, идиомы - идиома, кеды - кеда, клавиши - клавиша, клипсы - клипса, коленки - коленка, комментарии — комментарий, манжеты — манжета, коррективы - корректива, плацкарты - плацкарт, погоны - погон, рельсы - рельса, сандалии — сандалия, туфли - туфля.</text:span> </text:p>
      <text:p text:style-name="P10"/>
      <text:p text:style-name="P5"><text:span text:style-name="T17">Задание 2. </text:span><text:span text:style-name="T18">Определите род существительных. Мотивируйте свой ответ.</text:span></text:p>
      <text:p text:style-name="P11"><text:span text:style-name="T3"/></text:p>
      <text:p text:style-name="P1"><text:span text:style-name="T4">1.Авеню</text:span><text:span text:style-name="T6">(ж.р)</text:span><text:span text:style-name="T4">, алиби</text:span><text:span text:style-name="T6">(с.р)</text:span><text:span text:style-name="T4">, боржоми</text:span><text:span text:style-name="T5">(с.р)</text:span><text:span text:style-name="T4">, интервью</text:span><text:span text:style-name="T5">(с.р)</text:span><text:span text:style-name="T4">, кафе</text:span><text:span text:style-name="T5">(с.р)</text:span><text:span text:style-name="T4">, кольраби</text:span><text:span text:style-name="T5">(ж.р)</text:span><text:span text:style-name="T4">, конферансье</text:span><text:span text:style-name="T5">(м.р)</text:span><text:span text:style-name="T4">, конфетти</text:span><text:span text:style-name="T5">(с.)</text:span><text:span text:style-name="T4">, кофе</text:span><text:span text:style-name="T5">(м.р)</text:span><text:span text:style-name="T4">, леди</text:span><text:span text:style-name="T5">(ж.р)</text:span><text:span text:style-name="T4">, такси</text:span><text:span text:style-name="T5">(с.р)</text:span><text:span text:style-name="T4">, хинди</text:span><text:span text:style-name="T5">(м.р)</text:span><text:span text:style-name="T4">, маэстро</text:span><text:span text:style-name="T5">(м.р)</text:span><text:span text:style-name="T4">, иваси</text:span><text:span text:style-name="T5">(ж.р)</text:span><text:span text:style-name="T4">.</text:span></text:p>
      <text:p text:style-name="P1"><text:span text:style-name="T4">2. Кенгуру</text:span><text:span text:style-name="T5">(м.р)</text:span><text:span text:style-name="T4">, мозоль</text:span><text:span text:style-name="T5">(ж.р)</text:span><text:span text:style-name="T4">, тюль</text:span><text:span text:style-name="T5">(м.р)</text:span><text:span text:style-name="T4">, фламинго</text:span><text:span text:style-name="T5">(м.р)</text:span><text:span text:style-name="T4">, пони</text:span><text:span text:style-name="T5">(м.р)</text:span><text:span text:style-name="T4">, умница</text:span><text:span text:style-name="T5">(и м.р, и ж.р)</text:span><text:span text:style-name="T4">, глупышка</text:span><text:span text:style-name="T5">(и м.р, и ж.р)</text:span><text:span text:style-name="T4">,, братишка</text:span><text:span text:style-name="T5">(м.р)</text:span><text:span text:style-name="T4">, умишко</text:span><text:span text:style-name="T5">(м.р)</text:span><text:span text:style-name="T4">, сапожище</text:span><text:span text:style-name="T5">(м.р)</text:span></text:p>
      <text:p text:style-name="P1"><text:span text:style-name="T4">3. Сухуми</text:span><text:span text:style-name="T5">(м.р)</text:span><text:span text:style-name="T4">, Миссисипи</text:span><text:span text:style-name="T5">(ж.р)</text:span><text:span text:style-name="T4">, Батуми</text:span><text:span text:style-name="T5">(м.р)</text:span><text:span text:style-name="T4">, Баку</text:span><text:span text:style-name="T5">(м.р)</text:span><text:span text:style-name="T4">, Перу</text:span><text:span text:style-name="T5">(с.р)</text:span><text:span text:style-name="T4">.</text:span></text:p>
      <text:p text:style-name="P2"><text:span text:style-name="T19">4. вуз</text:span><text:span text:style-name="T20">(м.р)</text:span><text:span text:style-name="T19">, ООН</text:span><text:span text:style-name="T20">(ж.р)</text:span><text:span text:style-name="T19">, ЭВМ</text:span><text:span text:style-name="T20">(ж.р)</text:span><text:span text:style-name="T19">, <text:s/>ТЮЗ</text:span><text:span text:style-name="T20">(м.р)</text:span><text:span text:style-name="T19">, РАН</text:span><text:span text:style-name="T20">(ж.р)</text:span><text:span text:style-name="T19">, ТАСС</text:span><text:span text:style-name="T20">(м.р)</text:span><text:span text:style-name="T19">, МИД</text:span><text:span text:style-name="T20">(м.р)</text:span><text:span text:style-name="T19">, МГУ</text:span><text:span text:style-name="T20">(м.р)</text:span></text:p>
      <text:p text:style-name="P11"><text:span text:style-name="T3"/></text:p>
      <text:p text:style-name="P11"><text:span text:style-name="T3"/></text:p>
      <text:p text:style-name="P5"><text:span text:style-name="T10"/></text:p>
      <text:p text:style-name="P5"><text:soft-page-break/><text:span text:style-name="T10">Задание  3</text:span><text:span text:style-name="T9">. Образуйте формы именительного падежа мн. числа. Поставьте ударение.Ука­жите возможные варианты и дайте их нормативно–стилисти­ческую характеристику (просторечия, профессиональный <text:s/>жаргон)</text:span><text:bookmark text:name="_GoBack"/><text:span text:style-name="T9">. </text:span></text:p>
      <text:p text:style-name="P11"><text:span text:style-name="T2"/></text:p>
      <text:p text:style-name="P3"><text:span text:style-name="T11">Век-</text:span><text:span text:style-name="T12">века</text:span><text:span text:style-name="T11">, глаз-</text:span><text:span text:style-name="T12">глаза</text:span><text:span text:style-name="T11">, горн-</text:span><text:span text:style-name="T12">горны</text:span><text:span text:style-name="T11">, корм-</text:span><text:span text:style-name="T12">корма</text:span><text:span text:style-name="T11">, луг-</text:span><text:span text:style-name="T12">луга</text:span><text:span text:style-name="T11">, план-</text:span><text:span text:style-name="T12">планы</text:span><text:span text:style-name="T11">, стог-</text:span><text:span text:style-name="T12">стога</text:span><text:span text:style-name="T11">, суп-</text:span><text:span text:style-name="T12">супы</text:span><text:span text:style-name="T11">, торт-</text:span><text:span text:style-name="T12">торты</text:span><text:span text:style-name="T11">, шприц-</text:span><text:span text:style-name="T12">шприцы</text:span><text:span text:style-name="T11">, шрифт-</text:span><text:span text:style-name="T12">шрифты</text:span><text:span text:style-name="T11">, штраф-</text:span><text:span text:style-name="T12">штрафы</text:span><text:span text:style-name="T11">, берег-</text:span><text:span text:style-name="T12">берега</text:span><text:span text:style-name="T11">, вечер-</text:span><text:span text:style-name="T12">вечера</text:span><text:span text:style-name="T11">, голос-</text:span><text:span text:style-name="T12">голоса</text:span><text:span text:style-name="T11">, город-</text:span><text:span text:style-name="T12">города</text:span><text:span text:style-name="T11">, директор-</text:span><text:span text:style-name="T12">директора</text:span><text:span text:style-name="T11">, доктор-</text:span><text:span text:style-name="T12">доктора</text:span><text:span text:style-name="T11">, жемчуг-</text:span><text:span text:style-name="T12">жемчуга</text:span><text:span text:style-name="T11">, паспорт-</text:span><text:span text:style-name="T12">паспорта</text:span><text:span text:style-name="T11">, профессор-</text:span><text:span text:style-name="T12">профессора</text:span><text:span text:style-name="T11">, рукав-</text:span><text:span text:style-name="T12">рукава</text:span><text:span text:style-name="T11">, сторож-</text:span><text:span text:style-name="T13">сторожа</text:span><text:span text:style-name="T11">, бухгалтер-</text:span><text:span text:style-name="T13">бухгалтеры</text:span><text:span text:style-name="T11">, госпиталь-</text:span><text:span text:style-name="T13">госпитали</text:span><text:span text:style-name="T11">, компрессор-</text:span><text:span text:style-name="T13">компрессоры</text:span><text:span text:style-name="T11">, конвейер-</text:span><text:span text:style-name="T13">конвейеры</text:span><text:span text:style-name="T11">, конструктор-</text:span><text:span text:style-name="T13">конструкторы</text:span><text:span text:style-name="T11">, лектор-</text:span><text:span text:style-name="T13">лекторы</text:span><text:span text:style-name="T11">, месяц-</text:span><text:span text:style-name="T13">месяца</text:span><text:span text:style-name="T11">.</text:span></text:p>
      <text:p text:style-name="P5"><text:span text:style-name="T7">Задание <text:s/>4 </text:span><text:span text:style-name="T4">. Употребите существительные в форме родительного падежа мн. числа. Укажите возможные варианты. </text:span></text:p>
      <text:p text:style-name="P4"><text:span text:style-name="T11">Апельсины-</text:span><text:span text:style-name="T14">апельсинов</text:span><text:span text:style-name="T11">, баклажаны-</text:span><text:span text:style-name="T14">баклажанов</text:span><text:span text:style-name="T11">, армяне-</text:span><text:span text:style-name="T14">армян</text:span><text:span text:style-name="T11">, мандарины-</text:span><text:span text:style-name="T14">мандаринов</text:span><text:span text:style-name="T11">, яблоки-</text:span><text:span text:style-name="T14">яблок</text:span><text:span text:style-name="T11">, места-</text:span><text:span text:style-name="T15">мест</text:span><text:span text:style-name="T11">, башкиры-</text:span><text:span text:style-name="T14">башкир</text:span><text:span text:style-name="T11">, грузины-</text:span><text:span text:style-name="T14">грузин</text:span><text:span text:style-name="T11">, партизаны-</text:span><text:span text:style-name="T15">партизан</text:span><text:span text:style-name="T11">, очки-</text:span><text:span text:style-name="T15">очков</text:span><text:span text:style-name="T11">, колёсики-</text:span><text:span text:style-name="T15">колесиков</text:span><text:span text:style-name="T11">, носки-</text:span><text:span text:style-name="T14">носков</text:span><text:span text:style-name="T11">, чулки-</text:span><text:span text:style-name="T14">чулок</text:span><text:span text:style-name="T11">, помидоры-, валенки-</text:span><text:span text:style-name="T15">валенок</text:span><text:span text:style-name="T11">, гектары-</text:span><text:span text:style-name="T15">гектаров</text:span><text:span text:style-name="T11">, граммы-</text:span><text:span text:style-name="T15">граммов</text:span><text:span text:style-name="T11">, килограммы-</text:span><text:span text:style-name="T15">килограмм\килограммов</text:span><text:span text:style-name="T11">, погоны-</text:span><text:span text:style-name="T15">погон</text:span><text:span text:style-name="T11">, сапоги-</text:span><text:span text:style-name="T15">сапогов</text:span><text:span text:style-name="T11">, умения-</text:span><text:span text:style-name="T15">умений</text:span><text:span text:style-name="T11">, знания-</text:span><text:span text:style-name="T15">знаний</text:span><text:span text:style-name="T11">, навыки-</text:span><text:span text:style-name="T15">навыков</text:span><text:span text:style-name="T11">, учителя-</text:span><text:span text:style-name="T15">учителей</text:span><text:span text:style-name="T11">, гусары-</text:span><text:span text:style-name="T15">гусаров</text:span><text:span text:style-name="T11">, облака-</text:span><text:span text:style-name="T15">облаков</text:span><text:span text:style-name="T11">, поленья-</text:span><text:span text:style-name="T15">поленьев</text:span><text:span text:style-name="T11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-system" svg:font-family="apple-system, system-ui, BlinkMacSystemFont, 'Segoe UI', Helvetica, Arial, sans-serif, 'Apple Color Emoji', 'Segoe UI Emoji', 'Segoe UI Symbol'"/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1T11:26:25.965000000</meta:creation-date>
    <dc:date>2020-09-21T12:07:23.973000000</dc:date>
    <meta:editing-duration>PT30M45S</meta:editing-duration>
    <meta:editing-cycles>8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12" meta:word-count="250" meta:character-count="2550" meta:non-whitespace-character-count="2277"/>
  </office:meta>
</office:document-meta>
</file>